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59400" calcext:value-type="float">
            <text:p>159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  <table:table-cell table:style-name="ce26"/>
          <table:table-cell table:style-name="ce26" table:formula="of:=SUM([.B34:.F34])" office:value-type="float" office:value="22300" calcext:value-type="float">
            <text:p>22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970.075757575758" calcext:value-type="float">
            <text:p>970.075757575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table:number-columns-repeated="3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E61])" office:value-type="float" office:value="970.075757575758" calcext:value-type="float">
            <text:p>970.0757575758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asmik K</text:p>
          </table:table-cell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970.075757575758" calcext:value-type="float">
            <text:p>970.075757575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970.075757575758" calcext:value-type="float">
            <text:p>970.0757575758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2" office:value-type="float" office:value="490.909090909091" calcext:value-type="float">
            <text:p>490.9090909091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3" office:value-type="float" office:value="0" calcext:value-type="float">
            <text:p>0</text:p>
          </table:table-cell>
          <table:table-cell table:formula="of:=[.F34]/22" office:value-type="float" office:value="0" calcext:value-type="float">
            <text:p>0</text:p>
          </table:table-cell>
          <table:table-cell table:style-name="ce26" table:formula="of:=SUM([.G35:.G60])" office:value-type="float" office:value="21820.8333333333" calcext:value-type="float">
            <text:p>21820.8333333333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1:13:56.948933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4T11:22:07.410206064</dc:date>
    <meta:editing-duration>P13DT8H21M17S</meta:editing-duration>
    <meta:editing-cycles>3727</meta:editing-cycles>
    <meta:generator>LibreOffice/4.2.8.2$Linux_X86_64 LibreOffice_project/420m0$Build-2</meta:generator>
    <meta:document-statistic meta:table-count="24" meta:cell-count="11471" meta:object-count="0"/>
  </office:meta>
</office:document-meta>
</file>